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dejavu sans mono" svg:font-family="'dejavu sans mono', monospace"/>
  </office:font-face-decls>
  <office:automatic-styles>
    <style:style style:name="P1" style:family="paragraph" style:parent-style-name="Standard">
      <style:text-properties officeooo:rsid="0010f29b" officeooo:paragraph-rsid="0010f29b"/>
    </style:style>
    <style:style style:name="P2" style:family="paragraph" style:parent-style-name="Standard">
      <style:text-properties officeooo:rsid="0011e780" officeooo:paragraph-rsid="0011e780"/>
    </style:style>
    <style:style style:name="P3" style:family="paragraph" style:parent-style-name="Standard">
      <style:text-properties fo:font-weight="bold" officeooo:rsid="0010f29b" officeooo:paragraph-rsid="0010f29b" style:font-weight-asian="bold" style:font-weight-complex="bold"/>
    </style:style>
    <style:style style:name="P4" style:family="paragraph" style:parent-style-name="Standard">
      <style:text-properties officeooo:rsid="0014e7da" officeooo:paragraph-rsid="0014e7da"/>
    </style:style>
    <style:style style:name="P5" style:family="paragraph" style:parent-style-name="Standard">
      <style:text-properties officeooo:rsid="0014e7da" officeooo:paragraph-rsid="0016b27d"/>
    </style:style>
    <style:style style:name="P6" style:family="paragraph" style:parent-style-name="Standard">
      <style:text-properties officeooo:rsid="0016f2df" officeooo:paragraph-rsid="0016f2df"/>
    </style:style>
    <style:style style:name="P7" style:family="paragraph" style:parent-style-name="Standard">
      <style:text-properties officeooo:rsid="0017e0b4" officeooo:paragraph-rsid="00195098"/>
    </style:style>
    <style:style style:name="P8" style:family="paragraph" style:parent-style-name="Standard">
      <style:text-properties fo:color="#c9211e" loext:opacity="100%" officeooo:rsid="0017e0b4" officeooo:paragraph-rsid="0017e0b4"/>
    </style:style>
    <style:style style:name="P9" style:family="paragraph" style:parent-style-name="Standard">
      <style:text-properties fo:color="#c9211e" loext:opacity="100%" officeooo:rsid="001b4c09" officeooo:paragraph-rsid="001b4c09"/>
    </style:style>
    <style:style style:name="P10" style:family="paragraph" style:parent-style-name="Heading_20_1">
      <style:text-properties fo:font-size="16pt" style:font-size-asian="16pt" style:font-size-complex="16pt"/>
    </style:style>
    <style:style style:name="P11" style:family="paragraph" style:parent-style-name="Heading_20_2">
      <style:text-properties fo:font-size="14pt" style:font-size-asian="14pt" style:font-size-complex="14pt"/>
    </style:style>
    <style:style style:name="P12" style:family="paragraph" style:parent-style-name="Standard" style:list-style-name="L2">
      <style:text-properties officeooo:rsid="0016f2df" officeooo:paragraph-rsid="0016f2df"/>
    </style:style>
    <style:style style:name="P13" style:family="paragraph" style:parent-style-name="Standard" style:list-style-name="L2">
      <style:text-properties fo:color="#c9211e" loext:opacity="100%" officeooo:rsid="0017e0b4" officeooo:paragraph-rsid="0017e0b4"/>
    </style:style>
    <style:style style:name="P14" style:family="paragraph" style:parent-style-name="Standard">
      <style:text-properties officeooo:rsid="0010f29b" officeooo:paragraph-rsid="0010f29b"/>
    </style:style>
    <style:style style:name="P15" style:family="paragraph" style:parent-style-name="Standard">
      <style:text-properties officeooo:rsid="001ee9e7" officeooo:paragraph-rsid="00209721"/>
    </style:style>
    <style:style style:name="P16" style:family="paragraph" style:parent-style-name="Standard">
      <style:text-properties officeooo:rsid="0017e0b4" officeooo:paragraph-rsid="00195098"/>
    </style:style>
    <style:style style:name="P17" style:family="paragraph" style:parent-style-name="Standard">
      <style:text-properties officeooo:rsid="001ef6a9" officeooo:paragraph-rsid="001ef6a9"/>
    </style:style>
    <style:style style:name="P18" style:family="paragraph" style:parent-style-name="Standard">
      <style:text-properties officeooo:paragraph-rsid="00213bfb"/>
    </style:style>
    <style:style style:name="P19" style:family="paragraph" style:parent-style-name="Standard">
      <style:text-properties officeooo:rsid="002279f8" officeooo:paragraph-rsid="002279f8"/>
    </style:style>
    <style:style style:name="P20" style:family="paragraph" style:parent-style-name="Standard">
      <style:text-properties officeooo:paragraph-rsid="0027a820"/>
    </style:style>
    <style:style style:name="P21" style:family="paragraph" style:parent-style-name="Standard">
      <style:text-properties officeooo:paragraph-rsid="002279f8"/>
    </style:style>
    <style:style style:name="P22" style:family="paragraph" style:parent-style-name="Standard" style:list-style-name="L7">
      <style:text-properties officeooo:paragraph-rsid="0027a820"/>
    </style:style>
    <style:style style:name="P23" style:family="paragraph" style:parent-style-name="Standard">
      <style:text-properties fo:font-weight="bold" officeooo:rsid="0014e7da" officeooo:paragraph-rsid="0014e7da" style:font-weight-asian="bold" style:font-weight-complex="bold"/>
    </style:style>
    <style:style style:name="P24" style:family="paragraph" style:parent-style-name="Standard">
      <style:text-properties fo:font-weight="bold" officeooo:rsid="0027a820" officeooo:paragraph-rsid="0027a820" style:font-weight-asian="bold" style:font-weight-complex="bold"/>
    </style:style>
    <style:style style:name="P25" style:family="paragraph" style:parent-style-name="Standard">
      <style:text-properties fo:font-weight="bold" officeooo:rsid="00291b96" officeooo:paragraph-rsid="0027a820" style:font-weight-asian="bold" style:font-weight-complex="bold"/>
    </style:style>
    <style:style style:name="P26" style:family="paragraph" style:parent-style-name="Standard">
      <style:text-properties fo:font-weight="bold" officeooo:rsid="0010f29b" officeooo:paragraph-rsid="0010f29b" style:font-weight-asian="bold" style:font-weight-complex="bold"/>
    </style:style>
    <style:style style:name="P27" style:family="paragraph" style:parent-style-name="Standard">
      <style:text-properties fo:font-weight="bold" officeooo:rsid="00314906" officeooo:paragraph-rsid="003641ec" style:font-weight-asian="bold" style:font-weight-complex="bold"/>
    </style:style>
    <style:style style:name="P28" style:family="paragraph" style:parent-style-name="Standard">
      <style:text-properties fo:font-weight="bold" officeooo:rsid="0032c947" officeooo:paragraph-rsid="0032c947" style:font-weight-asian="bold" style:font-weight-complex="bold"/>
    </style:style>
    <style:style style:name="P29" style:family="paragraph" style:parent-style-name="Standard">
      <style:text-properties officeooo:rsid="0014e7da" officeooo:paragraph-rsid="0016b27d"/>
    </style:style>
    <style:style style:name="P30" style:family="paragraph" style:parent-style-name="Standard">
      <style:text-properties fo:font-weight="normal" officeooo:rsid="00291b96" officeooo:paragraph-rsid="0027a820" style:font-weight-asian="normal" style:font-weight-complex="normal"/>
    </style:style>
    <style:style style:name="P31" style:family="paragraph" style:parent-style-name="Standard">
      <style:text-properties fo:font-weight="normal" officeooo:rsid="002cd014" officeooo:paragraph-rsid="002cd014" style:font-weight-asian="normal" style:font-weight-complex="normal"/>
    </style:style>
    <style:style style:name="P32" style:family="paragraph" style:parent-style-name="Standard">
      <style:text-properties fo:font-weight="normal" officeooo:rsid="002cd014" officeooo:paragraph-rsid="0030ee91" style:font-weight-asian="normal" style:font-weight-complex="normal"/>
    </style:style>
    <style:style style:name="P33" style:family="paragraph" style:parent-style-name="Standard">
      <style:text-properties fo:font-weight="normal" officeooo:rsid="0027a820" officeooo:paragraph-rsid="0027a820" style:font-weight-asian="normal" style:font-weight-complex="normal"/>
    </style:style>
    <style:style style:name="P34" style:family="paragraph" style:parent-style-name="Standard">
      <style:text-properties fo:font-weight="normal" officeooo:rsid="00314906" officeooo:paragraph-rsid="00314906" style:font-weight-asian="normal" style:font-weight-complex="normal"/>
    </style:style>
    <style:style style:name="P35" style:family="paragraph" style:parent-style-name="Standard">
      <style:text-properties fo:font-weight="normal" officeooo:rsid="0032c947" officeooo:paragraph-rsid="0032c947" style:font-weight-asian="normal" style:font-weight-complex="normal"/>
    </style:style>
    <style:style style:name="P36" style:family="paragraph" style:parent-style-name="Standard">
      <style:text-properties fo:font-weight="normal" officeooo:rsid="0032e4c5" officeooo:paragraph-rsid="0032e4c5" style:font-weight-asian="normal" style:font-weight-complex="normal"/>
    </style:style>
    <style:style style:name="P37" style:family="paragraph" style:parent-style-name="Standard" style:list-style-name="L8">
      <style:text-properties fo:font-weight="normal" officeooo:rsid="00342c7b" officeooo:paragraph-rsid="00342c7b" style:font-weight-asian="normal" style:font-weight-complex="normal"/>
    </style:style>
    <style:style style:name="P38" style:family="paragraph" style:parent-style-name="Standard">
      <style:text-properties fo:font-weight="normal" officeooo:rsid="003641ec" officeooo:paragraph-rsid="003641ec" style:font-weight-asian="normal" style:font-weight-complex="normal"/>
    </style:style>
    <style:style style:name="P39" style:family="paragraph" style:parent-style-name="Standard">
      <style:text-properties officeooo:rsid="002ad7ee" officeooo:paragraph-rsid="002ad7ee"/>
    </style:style>
    <style:style style:name="P40" style:family="paragraph" style:parent-style-name="Standard" style:list-style-name="L8">
      <style:text-properties fo:font-style="italic" fo:font-weight="normal" officeooo:rsid="00342c7b" officeooo:paragraph-rsid="0035d1a4" style:font-style-asian="italic" style:font-weight-asian="normal" style:font-style-complex="italic" style:font-weight-complex="normal"/>
    </style:style>
    <style:style style:name="P41" style:family="paragraph" style:parent-style-name="Standard" style:list-style-name="L9"/>
    <style:style style:name="P42" style:family="paragraph" style:parent-style-name="Standard" style:list-style-name="L9">
      <style:text-properties officeooo:rsid="00379e6c" officeooo:paragraph-rsid="00379e6c"/>
    </style:style>
    <style:style style:name="P43" style:family="paragraph" style:parent-style-name="Standard" style:list-style-name="L8">
      <style:text-properties officeooo:rsid="00342c7b" officeooo:paragraph-rsid="0035d1a4"/>
    </style:style>
    <style:style style:name="T1" style:family="text">
      <style:text-properties officeooo:rsid="0011e780"/>
    </style:style>
    <style:style style:name="T2" style:family="text">
      <style:text-properties fo:font-style="italic" style:font-style-asian="italic" style:font-style-complex="italic"/>
    </style:style>
    <style:style style:name="T3" style:family="text">
      <style:text-properties fo:font-style="italic" officeooo:rsid="00209721" style:font-style-asian="italic" style:font-style-complex="italic"/>
    </style:style>
    <style:style style:name="T4" style:family="text">
      <style:text-properties fo:font-style="italic" officeooo:rsid="0011e780" style:font-style-asian="italic" style:font-style-complex="italic"/>
    </style:style>
    <style:style style:name="T5" style:family="text">
      <style:text-properties fo:font-style="italic" officeooo:rsid="00259ea7" style:font-style-asian="italic" style:font-style-complex="italic"/>
    </style:style>
    <style:style style:name="T6" style:family="text">
      <style:text-properties fo:font-style="italic" officeooo:rsid="00128c78" style:font-style-asian="italic" style:font-style-complex="italic"/>
    </style:style>
    <style:style style:name="T7" style:family="text">
      <style:text-properties fo:font-style="italic" officeooo:rsid="002e7014" style:font-style-asian="italic" style:font-style-complex="italic"/>
    </style:style>
    <style:style style:name="T8" style:family="text">
      <style:text-properties fo:font-style="italic" officeooo:rsid="002dd897" style:font-style-asian="italic" style:font-style-complex="italic"/>
    </style:style>
    <style:style style:name="T9" style:family="text">
      <style:text-properties fo:font-style="italic" officeooo:rsid="00328b85"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328b85" style:font-style-asian="italic" style:font-weight-asian="normal" style:font-style-complex="italic" style:font-weight-complex="normal"/>
    </style:style>
    <style:style style:name="T13" style:family="text">
      <style:text-properties fo:color="#2e3436" loext:opacity="100%" style:text-outline="false" style:text-line-through-style="none" style:text-line-through-type="none" style:font-name="Noto Sans" fo:font-size="9pt" fo:letter-spacing="normal" fo:font-style="normal" fo:text-shadow="none" style:text-underline-style="none" fo:font-weight="normal" officeooo:rsid="0011e780" style:letter-kerning="true" style:font-size-asian="9pt" style:font-style-asian="normal" style:font-weight-asian="normal" style:text-emphasize="none"/>
    </style:style>
    <style:style style:name="T14" style:family="text">
      <style:text-properties fo:font-weight="bold" style:font-weight-asian="bold" style:font-weight-complex="bold"/>
    </style:style>
    <style:style style:name="T15" style:family="text">
      <style:text-properties fo:font-weight="bold" officeooo:rsid="00213bfb" style:font-weight-asian="bold" style:font-weight-complex="bold"/>
    </style:style>
    <style:style style:name="T16" style:family="text">
      <style:text-properties fo:font-weight="bold" officeooo:rsid="0011e780" style:font-weight-asian="bold" style:font-weight-complex="bold"/>
    </style:style>
    <style:style style:name="T17" style:family="text">
      <style:text-properties fo:font-weight="bold" officeooo:rsid="002cd014" style:font-weight-asian="bold" style:font-weight-complex="bold"/>
    </style:style>
    <style:style style:name="T18" style:family="text">
      <style:text-properties fo:font-weight="bold" officeooo:rsid="003641ec" style:font-weight-asian="bold" style:font-weight-complex="bold"/>
    </style:style>
    <style:style style:name="T19" style:family="text">
      <style:text-properties officeooo:rsid="00128c78"/>
    </style:style>
    <style:style style:name="T20" style:family="text">
      <style:text-properties officeooo:rsid="0014e7da"/>
    </style:style>
    <style:style style:name="T21" style:family="text">
      <style:text-properties officeooo:rsid="0016b27d"/>
    </style:style>
    <style:style style:name="T22" style:family="text">
      <style:text-properties fo:color="#c9211e" loext:opacity="100%"/>
    </style:style>
    <style:style style:name="T23" style:family="text">
      <style:text-properties officeooo:rsid="00195098"/>
    </style:style>
    <style:style style:name="T24" style:family="text">
      <style:text-properties officeooo:rsid="001a78b5"/>
    </style:style>
    <style:style style:name="T25" style:family="text">
      <style:text-properties officeooo:rsid="001cf7b6"/>
    </style:style>
    <style:style style:name="T26" style:family="text">
      <style:text-properties officeooo:rsid="001ee9e7"/>
    </style:style>
    <style:style style:name="T27" style:family="text">
      <style:text-properties officeooo:rsid="00213bfb"/>
    </style:style>
    <style:style style:name="T28" style:family="text">
      <style:text-properties officeooo:rsid="0010f29b"/>
    </style:style>
    <style:style style:name="T29" style:family="text">
      <style:text-properties fo:font-size="9pt" style:font-size-asian="9pt" style:font-size-complex="9pt"/>
    </style:style>
    <style:style style:name="T30" style:family="text">
      <style:text-properties fo:font-size="9pt" officeooo:rsid="0026ec14" style:font-size-asian="9pt" style:font-size-complex="9pt"/>
    </style:style>
    <style:style style:name="T31" style:family="text">
      <style:text-properties officeooo:rsid="00148430"/>
    </style:style>
    <style:style style:name="T32" style:family="text">
      <style:text-properties officeooo:rsid="002279f8"/>
    </style:style>
    <style:style style:name="T33" style:family="text">
      <style:text-properties officeooo:rsid="002309cc"/>
    </style:style>
    <style:style style:name="T34" style:family="text">
      <style:text-properties officeooo:rsid="00259ea7"/>
    </style:style>
    <style:style style:name="T35" style:family="text">
      <style:text-properties fo:font-size="12pt" fo:font-weight="bold" officeooo:rsid="00213bfb" style:font-size-asian="12pt" style:font-weight-asian="bold" style:font-size-complex="12pt" style:font-weight-complex="bold"/>
    </style:style>
    <style:style style:name="T36" style:family="text">
      <style:text-properties fo:font-size="12pt" fo:font-weight="bold" officeooo:rsid="002309cc" style:font-size-asian="12pt" style:font-weight-asian="bold" style:font-size-complex="12pt" style:font-weight-complex="bold"/>
    </style:style>
    <style:style style:name="T37" style:family="text">
      <style:text-properties fo:font-size="12pt" fo:font-weight="bold" officeooo:rsid="0027a820" style:font-size-asian="12pt" style:font-weight-asian="bold" style:font-size-complex="12pt" style:font-weight-complex="bold"/>
    </style:style>
    <style:style style:name="T38" style:family="text">
      <style:text-properties officeooo:rsid="0027a820"/>
    </style:style>
    <style:style style:name="T39" style:family="text">
      <style:text-properties officeooo:rsid="00291b96"/>
    </style:style>
    <style:style style:name="T40" style:family="text">
      <style:text-properties officeooo:rsid="002dd897"/>
    </style:style>
    <style:style style:name="T41" style:family="text">
      <style:text-properties officeooo:rsid="002e7014"/>
    </style:style>
    <style:style style:name="T42" style:family="text">
      <style:text-properties officeooo:rsid="00302244"/>
    </style:style>
    <style:style style:name="T43" style:family="text">
      <style:text-properties officeooo:rsid="0030ee91"/>
    </style:style>
    <style:style style:name="T44" style:family="text">
      <style:text-properties officeooo:rsid="00314906"/>
    </style:style>
    <style:style style:name="T45" style:family="text">
      <style:text-properties officeooo:rsid="00328b85"/>
    </style:style>
    <style:style style:name="T46" style:family="text">
      <style:text-properties officeooo:rsid="0033de55"/>
    </style:style>
    <style:style style:name="T47" style:family="text">
      <style:text-properties officeooo:rsid="00342c7b"/>
    </style:style>
    <style:style style:name="T48" style:family="text">
      <style:text-properties fo:font-style="normal" style:font-style-asian="normal" style:font-style-complex="normal"/>
    </style:style>
    <style:style style:name="T49" style:family="text">
      <style:text-properties fo:font-style="normal" officeooo:rsid="0035d1a4" style:font-style-asian="normal" style:font-style-complex="normal"/>
    </style:style>
    <style:style style:name="T50" style:family="text">
      <style:text-properties fo:font-style="normal" officeooo:rsid="00328b85" style:font-style-asian="normal" style:font-style-complex="normal"/>
    </style:style>
    <style:style style:name="T51" style:family="text">
      <style:text-properties fo:font-style="normal" officeooo:rsid="00379e6c"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3641ec" style:font-style-asian="normal" style:font-weight-asian="normal" style:font-style-complex="normal" style:font-weight-complex="normal"/>
    </style:style>
    <style:style style:name="T55" style:family="text">
      <style:text-properties fo:font-style="normal" fo:font-weight="normal" officeooo:rsid="00379e6c" style:font-style-asian="normal" style:font-weight-asian="normal" style:font-style-complex="normal" style:font-weight-complex="normal"/>
    </style:style>
    <style:style style:name="T56" style:family="text">
      <style:text-properties fo:font-style="normal" fo:font-weight="normal" officeooo:rsid="00328b85" style:font-style-asian="normal" style:font-weight-asian="normal" style:font-style-complex="normal" style:font-weight-complex="normal"/>
    </style:style>
    <style:style style:name="T57" style:family="text">
      <style:text-properties fo:font-style="normal" fo:font-weight="normal" officeooo:rsid="0035d1a4" style:font-style-asian="normal" style:font-weight-asian="normal" style:font-style-complex="normal" style:font-weight-complex="normal"/>
    </style:style>
    <style:style style:name="T58" style:family="text">
      <style:text-properties officeooo:rsid="003641ec"/>
    </style:style>
    <style:style style:name="T59" style:family="text">
      <style:text-properties style:font-name="Liberation Serif" fo:font-size="9pt" style:font-size-asian="9pt" style:font-size-complex="9pt"/>
    </style:style>
    <style:style style:name="T60" style:family="text">
      <style:text-properties officeooo:rsid="00379e6c"/>
    </style:style>
    <style:style style:name="T61" style:family="text">
      <style:text-properties officeooo:rsid="0037c89a"/>
    </style:style>
    <style:style style:name="T62" style:family="text">
      <style:text-properties officeooo:rsid="003e76f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Converting CSV data for Recordings Data Table Import</text:h>
      <text:p text:style-name="P3"/>
      <text:p text:style-name="P3">Below is the outline process for converting typical spreadsheet data <text:span text:style-name="T26">provided </text:span><text:span text:style-name="T62">as</text:span><text:span text:style-name="T26"> CSV format,</text:span> into an importable format for the data table displayed on the <text:a xlink:type="simple" xlink:href="https://esmarconf.org/recordings" text:style-name="Internet_20_link" text:visited-style-name="Visited_20_Internet_20_Link">Recordings page of ESMARConf</text:a>.</text:p>
      <text:p text:style-name="P1"/>
      <text:p text:style-name="P15"><text:span text:style-name="T2">Note</text:span><text:span text:style-name="T3">s</text:span><text:span text:style-name="T2">:</text:span></text:p>
      <text:p text:style-name="P15"><text:span text:style-name="T2"/></text:p>
      <text:p text:style-name="P15"><text:span text:style-name="T3">1. </text:span><text:span text:style-name="T2">The following process will need to be carried out using OpenOffice/LibreOffice (specifically LibreOffice Calc, which is the spreadsheet component of the LibreOffice software package) which is available freely for all platforms. If you do not have this application, you can download here: </text:span><text:a xlink:type="simple" xlink:href="https://www.libreoffice.org/download/download-libreoffice/" text:style-name="Internet_20_link" text:visited-style-name="Visited_20_Internet_20_Link"><text:span text:style-name="T2">https://www.libreoffice.org/download/download-libreoffice/</text:span></text:a><text:span text:style-name="T2">. Alternatively if you are using MS Office you may have the option to export the final output of your document into OpenDocument Spreadsheet format (ODS).</text:span></text:p>
      <text:p text:style-name="P15"><text:span text:style-name="T3"/></text:p>
      <text:p text:style-name="P15"><text:span text:style-name="T3">2. The instructions provided rely on the user having access to the site database via PHPMyAdmin software so it is important to make sure that the user doing the importing has access to this interface prior to commencing the process.</text:span></text:p>
      <text:p text:style-name="P15"><text:span text:style-name="T3"/></text:p>
      <text:p text:style-name="P15"><text:span text:style-name="T3">–</text:span></text:p>
      <text:h text:style-name="P11" text:outline-level="2"><text:span text:style-name="T39">HOW TO: C</text:span>onver<text:span text:style-name="T39">t</text:span> CSV data into importable format for Recordings Table</text:h>
      <text:p text:style-name="P1"/>
      <text:p text:style-name="P18"><text:span text:style-name="T37">1. </text:span><text:span text:style-name="T35">Import your CSV data into spreadsheet</text:span><text:span text:style-name="T15"><text:line-break/></text:span><text:span text:style-name="T27"><text:line-break/></text:span><text:span text:style-name="T26">T</text:span><text:span text:style-name="T28">ypical</text:span><text:span text:style-name="T26">ly the</text:span><text:span text:style-name="T28"> </text:span><text:span text:style-name="T26">CSV data</text:span><text:span text:style-name="T28"> provided, </text:span><text:span text:style-name="T26">when imported into spreadsheet format,</text:span><text:span text:style-name="T28"> contain</text:span><text:span text:style-name="T26">s</text:span><text:span text:style-name="T28"> the following columns:<text:line-break/><text:line-break/></text:span><text:span text:style-name="T29">id, firstname, middlename, surname, name, authors, email, affiliation, ORCID, TwitterHandle, GitHubUsername, type, title, abstract, activity, category, session, video_length, time_start, time_end, YouTube_URL, citation, DOI<text:line-break/><text:line-break/></text:span><text:span text:style-name="T1">The</text:span><text:span text:style-name="T27">se</text:span><text:span text:style-name="T1"> columns need to be reduced to only the necessary required for the import:<text:line-break/><text:line-break/></text:span><text:span text:style-name="T29">name, type, title, abstract, activity, category, YouTube_URL<text:line-break/></text:span></text:p>
      <text:p text:style-name="P18"><text:span text:style-name="T37">2. </text:span><text:span text:style-name="T35">Add, </text:span><text:span text:style-name="T36">join</text:span><text:span text:style-name="T35"> and reorder columns to fit data table layout</text:span><text:span text:style-name="T27"><text:line-break/></text:span></text:p>
      <text:p text:style-name="P19">- ‘type’ column data needs to be reordered to go just before YouTube_URL:<text:line-break/>One way this can be done is by creating a new column before <text:s/>YouTube_URL, copying and pasting the column data from ‘type’ and then removing the old ‘type’ column.<text:line-break/></text:p>
      <text:p text:style-name="P21"><text:span text:style-name="T31">- ‘</text:span><text:span text:style-name="T32">year’ column needs to be added:<text:line-break/>I</text:span><text:span text:style-name="T31">nsert a new column before ‘type’ and name it ‘year’. Populate this column with the year that these recordings were produced </text:span><text:span text:style-name="T32">(eg 2021, 2022, etc)</text:span><text:span text:style-name="T31">. The document name should give this information away. For example ‘ESMARConf2021 Presenters and Presentations’ </text:span><text:span text:style-name="T20">or ‘ESMARConf2022 Presenters and Presentations’ etc.<text:line-break/></text:span></text:p>
      <text:p text:style-name="P20"><text:span text:style-name="T1">- The </text:span><text:span text:style-name="T4">title</text:span><text:span text:style-name="T1"> and </text:span><text:span text:style-name="T4">abstract</text:span><text:span text:style-name="T1"> columns need to be concatenated into one column:</text:span></text:p>
      <text:p text:style-name="P20"/>
      <text:list xml:id="list1871630435" text:style-name="L7">
        <text:list-item>
          <text:p text:style-name="P22"><text:soft-page-break/><text:span text:style-name="T33">C</text:span><text:span text:style-name="T1">reate a column before the title and abstract, </text:span><text:span text:style-name="T34">name it ‘title and abstract (temp)’<text:line-break/></text:span></text:p>
        </text:list-item>
        <text:list-item>
          <text:p text:style-name="P22"><text:span text:style-name="T33">I</text:span><text:span text:style-name="T1">n the column field enter the necessary code to concatenate the two fields along with 2 line breaks in between (in OpenOffice the code </text:span><text:span text:style-name="T33">you need to use</text:span><text:span text:style-name="T1"> is: ‘</text:span><text:span text:style-name="T13">=CONCATENATE(C2,"&lt;br /&gt;&lt;br /&gt;",D2)</text:span><text:span text:style-name="T1">’, where C2 is the first field of </text:span><text:span text:style-name="T4">title</text:span><text:span text:style-name="T1"> and D2 is the first field of the </text:span><text:span text:style-name="T4">abstract</text:span><text:span text:style-name="T1">.<text:line-break/></text:span></text:p>
        </text:list-item>
        <text:list-item>
          <text:p text:style-name="P22"><text:span text:style-name="T34">Apply this formula</text:span><text:span text:style-name="T1"> to populate all cells below, for each relevant row.<text:line-break/></text:span></text:p>
        </text:list-item>
        <text:list-item>
          <text:p text:style-name="P22"><text:span text:style-name="T1">You should now have a column with a title and abstract concatenated into one. We </text:span><text:span text:style-name="T34">now</text:span><text:span text:style-name="T1"> need to copy this column as </text:span><text:span text:style-name="T16">data only</text:span><text:span text:style-name="T1"> so that when importing, we’re not importing </text:span><text:span text:style-name="T34">just</text:span><text:span text:style-name="T1"> code, but actual data. This is done simply by </text:span><text:span text:style-name="T34">first creating another column prior to the </text:span><text:span text:style-name="T5">title</text:span><text:span text:style-name="T34"> column, name this ‘</text:span><text:span text:style-name="T5">title and abstract (data)</text:span><text:span text:style-name="T34">’, then</text:span><text:span text:style-name="T1"> select </text:span><text:span text:style-name="T19">all the data in the </text:span><text:span text:style-name="T34">new</text:span><text:span text:style-name="T19"> column that you have created and use ‘paste special → values only’ to paste the content </text:span><text:span text:style-name="T34">into the new ‘</text:span><text:span text:style-name="T5">title and abstract (data)</text:span><text:span text:style-name="T34">’ column.<text:line-break/></text:span></text:p>
        </text:list-item>
        <text:list-item>
          <text:p text:style-name="P22"><text:span text:style-name="T34">Check through to make sure </text:span><text:span text:style-name="T19">that </text:span><text:span text:style-name="T34">the</text:span><text:span text:style-name="T19"> data has been copied correctly into that column. </text:span><text:span text:style-name="T34">I</text:span><text:span text:style-name="T19">f so then you can remove the now extraneous columns (</text:span><text:span text:style-name="T6">title and abstract </text:span><text:span text:style-name="T5">(temp)</text:span><text:span text:style-name="T6">, title, abstract</text:span><text:span text:style-name="T19">) and make sure that you are left with </text:span><text:span text:style-name="T34">valid data in the ‘</text:span><text:span text:style-name="T6">title and abstract (data)</text:span><text:span text:style-name="T19">’ </text:span><text:span text:style-name="T34">column</text:span><text:span text:style-name="T19">.<text:line-break/></text:span></text:p>
        </text:list-item>
        <text:list-item>
          <text:p text:style-name="P22"><text:span text:style-name="T20">You should now have the following columns </text:span><text:span text:style-name="T25">and in the following order</text:span><text:span text:style-name="T20">:<text:line-break/><text:line-break/></text:span><text:span text:style-name="T29">name, title and abstract (data only), activity, category, year, type, YouTube_</text:span><text:span text:style-name="T30">URL</text:span></text:p>
        </text:list-item>
      </text:list>
      <text:p text:style-name="P2"/>
      <text:p text:style-name="P23"><text:span text:style-name="T38">3</text:span>. Capitalise and rename column titles so that they are consistent with the data table on the site:</text:p>
      <text:p text:style-name="P4"/>
      <text:p text:style-name="Preformatted_20_Text"><text:span text:style-name="T59">Name, Title and Abstract, Activity, Category, Year, Type, YouTube</text:span></text:p>
      <text:p text:style-name="P24"/>
      <text:p text:style-name="P24"><text:span text:style-name="T58">4</text:span><text:span text:style-name="T44">. </text:span><text:s/>Save the document as ODS format <text:span text:style-name="T44">and name it in the following protocol format:</text:span></text:p>
      <text:p text:style-name="P24"/>
      <text:p text:style-name="P33">ESMARConf_Recordings_&lt;<text:span text:style-name="T44">year&gt;, for example: </text:span>ESMARConf_Recordings_<text:span text:style-name="T44">2021.ods</text:span></text:p>
      <text:p text:style-name="P33"/>
      <text:p text:style-name="P34">If you are appending data from one year to another <text:span text:style-name="T58">(see section on ‘</text:span><text:span text:style-name="T10">Appending Data to an existing ODS file</text:span><text:span text:style-name="T14">’ </text:span><text:span text:style-name="T58">below</text:span><text:span text:style-name="T18">) </text:span>then the file name format should be as such:</text:p>
      <text:p text:style-name="P34"/>
      <text:p text:style-name="P33">ESMARConf_Recordings_&lt;<text:span text:style-name="T44">year&gt;, for example – ESMARConf_Recordings_2021_2023.ods</text:span></text:p>
      <text:p text:style-name="P33"/>
      <text:p text:style-name="P34"><text:span text:style-name="T14">Attention</text:span>: Make sure that the <text:span text:style-name="T14">sheet name</text:span> is exactly the same name as the file name <text:span text:style-name="T45">(excluding the file extension), so if the file name is ‘</text:span><text:span text:style-name="T9">ESMARConf_Recordings_2021_2023.ods</text:span><text:span text:style-name="T45">’, then the sheet name should be ‘</text:span><text:span text:style-name="T9">ESMARConf_Recordings_2021_2023</text:span><text:span text:style-name="T45">’.</text:span></text:p>
      <text:p text:style-name="P34"/>
      <text:p text:style-name="P27">4. Appending Data to an existing ODS file?</text:p>
      <text:p text:style-name="P27"/>
      <text:p text:style-name="P38">It’s quite likely that you will want to append data onto an existing ODS file. If this is the case then follow the instructions below:</text:p>
      <text:p text:style-name="P38"/>
      <text:p text:style-name="P38">- Download the la<text:span text:style-name="T60">test</text:span> ODS file successfully imported into the ESMARConf Recordings data table. This should be found on GitHub and should have a name like ‘<text:span text:style-name="T9">ESMARConf_Recordings_2021_2023’.</text:span></text:p>
      <text:p text:style-name="P38"><text:span text:style-name="T50"/></text:p>
      <text:p text:style-name="P38"><text:soft-page-break/><text:span text:style-name="T50">- </text:span><text:span text:style-name="T48">Let’s say that now you </text:span><text:span text:style-name="T51">have</text:span><text:span text:style-name="T48"> the latest </text:span><text:span text:style-name="T51">CSV </text:span><text:span text:style-name="T48">data for 2024 and you wish to append this data to the existing data table. The process would be as follows:</text:span></text:p>
      <text:p text:style-name="P38"><text:span text:style-name="T48"/></text:p>
      <text:list xml:id="list4225384752" text:style-name="L9">
        <text:list-item>
          <text:list>
            <text:list-item>
              <text:p text:style-name="P41">Use the <text:span text:style-name="T58">instructions on ‘</text:span><text:span text:style-name="T2">HOW TO: Convert CSV data into importable format for Recordings Table</text:span>’ <text:span text:style-name="T58">above on the </text:span><text:span text:style-name="T54">latest </text:span><text:span text:style-name="T55">CSV </text:span><text:span text:style-name="T54">data for 2024 </text:span><text:span text:style-name="T55">so that it’s in the same identical format.<text:line-break/></text:span></text:p>
            </text:list-item>
            <text:list-item>
              <text:p text:style-name="P42"><text:span text:style-name="T53">Now simply copy and paste data from the 2024 spreadsheet into the </text:span><text:span text:style-name="T56">2021-202</text:span><text:span text:style-name="T53">3 spreadsheet. Best to leave a blank row prior to pasting the 2024 data at the bottom of the </text:span><text:span text:style-name="T56">2021-202</text:span><text:span text:style-name="T53">3 spreadsheet so that you can see more clearly where you’ve pasted from (and PHPMyAdmin won’t import blank rows).<text:line-break/></text:span></text:p>
            </text:list-item>
            <text:list-item>
              <text:p text:style-name="P42"><text:span text:style-name="T53">Save the document with a new name (for example </text:span><text:span text:style-name="T12">ESMARConf_Recordings_2021_202</text:span><text:span text:style-name="T11">4.ods</text:span><text:span text:style-name="T53">) and make sure that the sheet name reflects this name also.<text:line-break/></text:span></text:p>
            </text:list-item>
            <text:list-item>
              <text:p text:style-name="P41">Use the instructions on ‘<text:span text:style-name="T2">HOW TO: import data into database via PHPMyAdmin interface.</text:span>’ <text:span text:style-name="T60">(outlined below)</text:span> <text:span text:style-name="T60">to import the new data that you wish to update the data table with.<text:line-break/></text:span></text:p>
            </text:list-item>
            <text:list-item>
              <text:p text:style-name="P42">Once you’ve successfully imported the new spreadsheet data then it’s simply a matter of selecting the <text:span text:style-name="T61">new table that will have been created from the import, from the ‘Select Table’ field when editing the data table on the recordings page (using Elementor of course) and upon updating/saving the page the new content should appear on the front end.</text:span></text:p>
            </text:list-item>
          </text:list>
        </text:list-item>
      </text:list>
      <text:p text:style-name="P25"/>
      <text:p text:style-name="P30">–</text:p>
      <text:h text:style-name="P11" text:outline-level="2"><text:span text:style-name="T39">HOW TO:</text:span> <text:span text:style-name="T39">import</text:span> data into <text:span text:style-name="T39">database via PHPMyAdmin interface.</text:span></text:h>
      <text:p text:style-name="P5"/>
      <text:p text:style-name="P39"><text:span text:style-name="T14">1. </text:span><text:span text:style-name="T17">Access PHPMyAdmin interface for import</text:span></text:p>
      <text:p text:style-name="P39"><text:span text:style-name="T17"/></text:p>
      <text:p text:style-name="P32">- When in the <text:s/>PHPMyAdmin interface select the <text:span text:style-name="T43">database that is currently being used by the ESMARConf site.</text:span></text:p>
      <text:p text:style-name="P32"/>
      <text:p text:style-name="P32">- <text:span text:style-name="T43">Select the</text:span> ‘import’ tab.</text:p>
      <text:p text:style-name="P31"/>
      <text:p text:style-name="P31">- <text:span text:style-name="T8">Choose file</text:span><text:span text:style-name="T40">: Choose the file that you have recently saved as ODS format.</text:span></text:p>
      <text:p text:style-name="P31">- <text:span text:style-name="T2">Character set of the file</text:span>: <text:span text:style-name="T41">UTF-8</text:span></text:p>
      <text:p text:style-name="Standard">- <text:span text:style-name="T2">Format</text:span>: OpenDocument Spreadsheet</text:p>
      <text:p text:style-name="Standard">- <text:span text:style-name="T2">Format-specific options</text:span>: <text:span text:style-name="T41">Make sure you check the box for ‘</text:span><text:span text:style-name="T7">The first line of the file contains the table column names</text:span><text:span text:style-name="T41">’</text:span></text:p>
      <text:p text:style-name="Standard">- <text:span text:style-name="T42">Click ‘Go’ to initiate the import process.</text:span></text:p>
      <text:p text:style-name="P31"/>
      <text:p text:style-name="P28">2. Upon successful import ...</text:p>
      <text:p text:style-name="P35"/>
      <text:p text:style-name="P36">- Log into ESMARConf Wordpress back end (admin interface).</text:p>
      <text:p text:style-name="P36"/>
      <text:p text:style-name="P36">- Go to ‘Pages → Recordings (Edit with Elementor).</text:p>
      <text:p text:style-name="P36"/>
      <text:p text:style-name="P36"><text:soft-page-break/>- <text:span text:style-name="T46">Click on the existing data table </text:span><text:span text:style-name="T47">and on the left hand column under ‘Edit Advanced Data Table’ select the ‘Data Source’. You will see three select options below which need to be set to the following:</text:span></text:p>
      <text:p text:style-name="P36"/>
      <text:list xml:id="list1117482337" text:style-name="L8">
        <text:list-item>
          <text:p text:style-name="P37"><text:span text:style-name="T2">Source</text:span>: Select ‘Database’<text:line-break/></text:p>
        </text:list-item>
        <text:list-item>
          <text:p text:style-name="P37"><text:span text:style-name="T2">Select Query</text:span>: Select ‘Table’<text:line-break/></text:p>
        </text:list-item>
        <text:list-item>
          <text:p text:style-name="P40">Select Table<text:span text:style-name="T48">: Select the table that was recently created through your last import. </text:span><text:span text:style-name="T52">This should be a table that has the same name as the sheet name from the ODS file that you imported</text:span><text:span text:style-name="T48">.<text:line-break/></text:span></text:p>
        </text:list-item>
        <text:list-item>
          <text:p text:style-name="P40"><text:span text:style-name="T49">Update document<text:line-break/></text:span></text:p>
        </text:list-item>
        <text:list-item>
          <text:p text:style-name="P43"><text:span text:style-name="T57">Check through the page on the front end (</text:span><text:a xlink:type="simple" xlink:href="https://esmarconf.org/recordings.html" text:style-name="Internet_20_link" text:visited-style-name="Visited_20_Internet_20_Link"><text:span text:style-name="T57">https://esmarconf.org/recordings</text:span></text:a><text:span text:style-name="T57">) to make sure that all the data is being displayed correctly. If there are any issues with display then resort back accessing the previous table that was successfully displaying and check over ODS file to see what the potential issues might be occurring.</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dejavu sans mono" svg:font-family="'dejavu sans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2pt" style:font-size-asian="10.5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0" meta:object-count="0" meta:page-count="4" meta:paragraph-count="53" meta:word-count="1232" meta:character-count="7530" meta:non-whitespace-character-count="6339"/>
  </office:meta>
</office:document-meta>
</file>